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1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5.6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9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09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</style:style>
    <style:style style:name="gr13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63.75cm" fo:min-width="32.5cm"/>
    </style:style>
    <style:style style:name="gr1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6.75cm" fo:min-width="13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49cm" fo:min-width="7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36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style:use-window-font-color="true" fo:font-size="16pt"/>
    </style:style>
    <style:style style:name="T1" style:family="text">
      <style:text-properties fo:font-size="16pt"/>
    </style:style>
    <style:style style:name="T2" style:family="text">
      <style:text-properties style:use-window-font-color="true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3" draw:id="id13" draw:layer="layout" svg:width="3cm" svg:height="1cm" svg:x="14.5cm" svg:y="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4" draw:id="id14" draw:layer="layout" svg:width="12cm" svg:height="1cm" svg:x="10cm" svg:y="6cm">
          <text:p text:style-name="P1"><text:span text:style-name="T1">Инициализация, настройка радиомоду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8cm" svg:height="1cm" svg:x="12cm" svg:y="8cm">
          <text:p text:style-name="P1"><text:span text:style-name="T1">Режим приема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1" draw:id="id1" draw:layer="layout" svg:width="6cm" svg:height="2cm" svg:x="47cm" svg:y="4cm">
          <text:p text:style-name="P1"><text:span text:style-name="T1">Прерывание</text:span></text:p>
          <text:p text:style-name="P1"><text:span text:style-name="T1">радиомодуля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2" draw:id="id2" draw:layer="layout" svg:width="8cm" svg:height="1cm" svg:x="46cm" svg:y="7cm">
          <text:p text:style-name="P1"><text:span text:style-name="T1">Чтение регистра состоя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4" draw:id="id4" draw:layer="layout" svg:width="6cm" svg:height="1cm" svg:x="42cm" svg:y="15.5cm">
          <text:p text:style-name="P1"><text:span text:style-name="T1">Режим приема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50cm" svg:y1="6cm" svg:x2="50cm" svg:y2="7cm" draw:start-shape="id1" draw:start-glue-point="6" draw:end-shape="id2" draw:end-glue-point="4" svg:d="M50000 6000v1000" svg:viewBox="0 0 1 1001">
          <text:p text:style-name="P1"><text:s/></text:p>
        </draw:connector>
        <draw:custom-shape draw:style-name="gr8" draw:text-style-name="P2" xml:id="id3" draw:id="id3" draw:layer="layout" svg:width="6cm" svg:height="4cm" svg:x="47cm" svg:y="11cm">
          <text:p text:style-name="P1"><text:span text:style-name="T1">Успешно</text:span></text:p>
          <text:p text:style-name="P1"><text:span text:style-name="T1">Отправлены</text:span></text:p>
          <text:p text:style-name="P1"><text:span text:style-name="T1">данны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5" draw:id="id5" draw:layer="layout" svg:width="6cm" svg:height="2cm" svg:x="47cm" svg:y="17cm">
          <text:p text:style-name="P1"><text:span text:style-name="T1">Возврат в </text:span></text:p>
          <text:p text:style-name="P1"><text:span text:style-name="T1">основную</text:span></text:p>
          <text:p text:style-name="P1"><text:span text:style-name="T1"><text:s/></text:span><text:span text:style-name="T1">программу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3" draw:layer="layout" svg:x1="47cm" svg:y1="13cm" svg:x2="45cm" svg:y2="15.5cm" draw:start-shape="id3" draw:start-glue-point="5" draw:end-shape="id4" draw:end-glue-point="0" svg:d="M47000 13000h-2000v2500" svg:viewBox="0 0 2001 2501">
          <text:p text:style-name="P1">ДА</text:p>
        </draw:connector>
        <draw:connector draw:style-name="gr10" draw:text-style-name="P3" xml:id="id6" draw:id="id6" draw:layer="layout" svg:x1="50cm" svg:y1="15cm" svg:x2="50cm" svg:y2="17cm" draw:start-shape="id3" draw:start-glue-point="6" draw:end-shape="id5" draw:end-glue-point="4" svg:d="M50000 15000v2000" svg:viewBox="0 0 1 2001">
          <text:p/>
        </draw:connector>
        <draw:connector draw:style-name="gr10" draw:text-style-name="P3" draw:layer="layout" svg:x1="42cm" svg:y1="16cm" svg:x2="42cm" svg:y2="16cm" draw:start-shape="id4" draw:start-glue-point="3" draw:end-shape="id4" draw:end-glue-point="3" svg:d="M42000 16000z" svg:viewBox="0 0 1 1">
          <text:p/>
        </draw:connector>
        <draw:connector draw:style-name="gr10" draw:text-style-name="P3" draw:layer="layout" svg:x1="48cm" svg:y1="16cm" svg:x2="50cm" svg:y2="16cm" draw:start-shape="id4" draw:start-glue-point="1" draw:end-shape="id6" draw:end-glue-point="0" svg:d="M48000 16000h2000" svg:viewBox="0 0 2001 1">
          <text:p/>
        </draw:connector>
        <draw:connector draw:style-name="gr11" draw:text-style-name="P1" draw:layer="layout" svg:x1="50cm" svg:y1="8cm" svg:x2="50.001cm" svg:y2="9.001cm" draw:start-shape="id2" draw:start-glue-point="6" draw:end-shape="id7" draw:end-glue-point="4" svg:d="M50000 8000v501h1v500" svg:viewBox="0 0 2 1002">
          <text:p/>
        </draw:connector>
        <draw:frame draw:style-name="gr12" draw:text-style-name="P4" draw:layer="layout" svg:width="1.772cm" svg:height="0.954cm" svg:x="50.228cm" svg:y="15.446cm">
          <draw:text-box>
            <text:p>НЕТ</text:p>
          </draw:text-box>
        </draw:frame>
        <draw:custom-shape draw:style-name="gr13" draw:text-style-name="P3" draw:layer="layout" svg:width="33cm" svg:height="64cm" svg:x="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4cm" svg:height="17cm" svg:x="4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8cm" svg:height="1cm" svg:x="46.001cm" svg:y="9.001cm">
          <text:p text:style-name="P1"><text:span text:style-name="T1">Обновление флага при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50.001cm" svg:y1="10.001cm" svg:x2="50cm" svg:y2="11cm" draw:start-shape="id7" draw:start-glue-point="6" draw:end-shape="id3" draw:end-glue-point="4" svg:d="M50001 10001v500h-1v499" svg:viewBox="0 0 2 1000">
          <text:p/>
        </draw:connector>
        <draw:custom-shape draw:style-name="gr8" draw:text-style-name="P2" xml:id="id10" draw:id="id10" draw:layer="layout" svg:width="6cm" svg:height="4cm" svg:x="13cm" svg:y="11cm">
          <text:p text:style-name="P1"><text:span text:style-name="T1">Флаг </text:span></text:p>
          <text:p text:style-name="P1"><text:span text:style-name="T1">Нажатия НЕ</text:span></text:p>
          <text:p text:style-name="P1"><text:span text:style-name="T1">поднят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5" draw:text-style-name="P5" xml:id="id11" draw:id="id11" draw:layer="layout" svg:width="8cm" svg:height="1cm" svg:x="7cm" svg:y="15cm">
          <text:p text:style-name="P1"><text:span text:style-name="T2">Обновление флага нажат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5" xml:id="id12" draw:id="id12" draw:layer="layout" svg:width="8cm" svg:height="1.999cm" svg:x="7.001cm" svg:y="17.001cm">
          <text:p text:style-name="P1"><text:span text:style-name="T2">Обновление счетчика </text:span></text:p>
          <text:p text:style-name="P1"><text:span text:style-name="T2">времен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8" draw:id="id8" draw:layer="layout" svg:width="6cm" svg:height="4cm" svg:x="20cm" svg:y="15cm">
          <text:p text:style-name="P1"><text:span text:style-name="T1">Есть </text:span></text:p>
          <text:p text:style-name="P1"><text:span text:style-name="T1">Данные на </text:span></text:p>
          <text:p text:style-name="P1"><text:span text:style-name="T1">прием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3" xml:id="id22" draw:id="id22" draw:layer="layout" draw:line-skew="0.498cm" svg:x1="26cm" svg:y1="17cm" svg:x2="16cm" svg:y2="10cm" draw:start-shape="id8" draw:start-glue-point="7" draw:end-shape="id9" draw:end-glue-point="0" svg:d="M26000 17000h1000v-7000h-11000" svg:viewBox="0 0 11001 7001">
          <text:p/>
        </draw:connector>
        <draw:connector draw:style-name="gr10" draw:text-style-name="P3" draw:layer="layout" svg:x1="19cm" svg:y1="13cm" svg:x2="23cm" svg:y2="15cm" draw:start-shape="id10" draw:start-glue-point="7" draw:end-shape="id8" draw:end-glue-point="4" svg:d="M19000 13000h4000v2000" svg:viewBox="0 0 4001 2001">
          <text:p/>
        </draw:connector>
        <draw:connector draw:style-name="gr10" draw:text-style-name="P3" draw:layer="layout" svg:x1="13cm" svg:y1="13cm" svg:x2="11cm" svg:y2="15cm" draw:start-shape="id10" draw:start-glue-point="5" draw:end-shape="id11" draw:end-glue-point="4" svg:d="M13000 13000h-2000v2000" svg:viewBox="0 0 2001 2001">
          <text:p/>
        </draw:connector>
        <draw:connector draw:style-name="gr10" draw:text-style-name="P3" draw:layer="layout" draw:line-skew="-1.252cm" svg:x1="15.001cm" svg:y1="18.001cm" svg:x2="23cm" svg:y2="13.993cm" draw:start-shape="id12" draw:start-glue-point="7" svg:d="M15001 18001h2999v-4008h5000" svg:viewBox="0 0 8000 4009">
          <text:p/>
        </draw:connector>
        <draw:connector draw:style-name="gr10" draw:text-style-name="P3" draw:layer="layout" svg:x1="11cm" svg:y1="16cm" svg:x2="11.001cm" svg:y2="17.001cm" draw:start-shape="id11" draw:start-glue-point="6" draw:end-shape="id12" draw:end-glue-point="4" svg:d="M11000 16000v501h1v500" svg:viewBox="0 0 2 1002">
          <text:p/>
        </draw:connector>
        <draw:connector draw:style-name="gr10" draw:text-style-name="P3" draw:layer="layout" svg:x1="16cm" svg:y1="5cm" svg:x2="16cm" svg:y2="6cm" draw:start-shape="id13" draw:start-glue-point="6" draw:end-shape="id14" draw:end-glue-point="4" svg:d="M16000 5000v1000" svg:viewBox="0 0 1 1001">
          <text:p/>
        </draw:connector>
        <draw:connector draw:style-name="gr10" draw:text-style-name="P3" draw:layer="layout" svg:x1="16cm" svg:y1="7cm" svg:x2="16cm" svg:y2="8cm" draw:start-shape="id14" draw:start-glue-point="6" draw:end-shape="id15" draw:end-glue-point="0" svg:d="M16000 7000v1000" svg:viewBox="0 0 1 1001">
          <text:p/>
        </draw:connector>
        <draw:connector draw:style-name="gr10" draw:text-style-name="P3" xml:id="id9" draw:id="id9" draw:layer="layout" svg:x1="16cm" svg:y1="9cm" svg:x2="16cm" svg:y2="11cm" draw:start-shape="id15" draw:start-glue-point="2" draw:end-shape="id10" draw:end-glue-point="4" svg:d="M16000 9000v2000" svg:viewBox="0 0 1 2001">
          <text:p/>
        </draw:connector>
        <draw:custom-shape draw:style-name="gr5" draw:text-style-name="P5" xml:id="id16" draw:id="id16" draw:layer="layout" svg:width="8cm" svg:height="1cm" svg:x="15cm" svg:y="20cm">
          <text:p text:style-name="P1"><text:span text:style-name="T2">Сброс флага при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svg:x1="20cm" svg:y1="17cm" svg:x2="19cm" svg:y2="20cm" draw:start-shape="id8" draw:start-glue-point="5" draw:end-shape="id16" draw:end-glue-point="4" svg:d="M20000 17000h-1000v3000" svg:viewBox="0 0 1001 3001">
          <text:p/>
        </draw:connector>
        <draw:custom-shape draw:style-name="gr5" draw:text-style-name="P5" xml:id="id17" draw:id="id17" draw:layer="layout" svg:width="8cm" svg:height="1cm" svg:x="15cm" svg:y="22cm">
          <text:p text:style-name="P1"><text:span text:style-name="T2">Чтение из приемного буфе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8" draw:id="id18" draw:layer="layout" svg:width="6cm" svg:height="4cm" svg:x="16cm" svg:y="24cm">
          <text:p text:style-name="P1"><text:span text:style-name="T1">Пришла </text:span></text:p>
          <text:p text:style-name="P1"><text:span text:style-name="T1">команда </text:span></text:p>
          <text:p text:style-name="P1"><text:span text:style-name="T1">сброс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5" xml:id="id19" draw:id="id19" draw:layer="layout" svg:width="6cm" svg:height="2cm" svg:x="9cm" svg:y="27cm">
          <text:p text:style-name="P1"><text:span text:style-name="T2">Сохраняем значение </text:span></text:p>
          <text:p text:style-name="P1"><text:span text:style-name="T2">счетчика времен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xml:id="id20" draw:id="id20" draw:layer="layout" svg:width="6cm" svg:height="2cm" svg:x="9cm" svg:y="30cm">
          <text:p text:style-name="P1"><text:span text:style-name="T2">Сброс флага нажат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svg:x1="19cm" svg:y1="21cm" svg:x2="19cm" svg:y2="22cm" draw:start-shape="id16" draw:start-glue-point="6" draw:end-shape="id17" draw:end-glue-point="4" svg:d="M19000 21000v1000" svg:viewBox="0 0 1 1001">
          <text:p/>
        </draw:connector>
        <draw:connector draw:style-name="gr10" draw:text-style-name="P3" draw:layer="layout" svg:x1="19cm" svg:y1="23cm" svg:x2="19cm" svg:y2="24cm" draw:start-shape="id17" draw:start-glue-point="6" draw:end-shape="id18" draw:end-glue-point="4" svg:d="M19000 23000v1000" svg:viewBox="0 0 1 1001">
          <text:p/>
        </draw:connector>
        <draw:connector draw:style-name="gr10" draw:text-style-name="P3" draw:layer="layout" svg:x1="16cm" svg:y1="26cm" svg:x2="12cm" svg:y2="27cm" draw:start-shape="id18" draw:start-glue-point="5" draw:end-shape="id19" draw:end-glue-point="4" svg:d="M16000 26000h-4000v1000" svg:viewBox="0 0 4001 1001">
          <text:p/>
        </draw:connector>
        <draw:connector draw:style-name="gr10" draw:text-style-name="P3" draw:layer="layout" svg:x1="12cm" svg:y1="29cm" svg:x2="12cm" svg:y2="30cm" draw:start-shape="id19" draw:start-glue-point="6" draw:end-shape="id20" draw:end-glue-point="4" svg:d="M12000 29000v1000" svg:viewBox="0 0 1 1001">
          <text:p/>
        </draw:connector>
        <draw:custom-shape draw:style-name="gr8" draw:text-style-name="P2" xml:id="id21" draw:id="id21" draw:layer="layout" svg:width="6cm" svg:height="4cm" svg:x="23cm" svg:y="28cm">
          <text:p text:style-name="P1"><text:span text:style-name="T1">В</text:span></text:p>
          <text:p text:style-name="P1"><text:span text:style-name="T1">Посылке указан</text:span></text:p>
          <text:p text:style-name="P1"><text:span text:style-name="T1">Адрес </text:span></text:p>
          <text:p text:style-name="P1"><text:span text:style-name="T1">кнопк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3" draw:layer="layout" svg:x1="22cm" svg:y1="26cm" svg:x2="26cm" svg:y2="28cm" draw:start-shape="id18" draw:start-glue-point="7" draw:end-shape="id21" draw:end-glue-point="4" svg:d="M22000 26000h4000v2000" svg:viewBox="0 0 4001 2001">
          <text:p/>
        </draw:connector>
        <draw:connector draw:style-name="gr10" draw:text-style-name="P3" draw:layer="layout" draw:line-skew="0.247cm" svg:x1="15cm" svg:y1="31cm" svg:x2="26.003cm" svg:y2="27.035cm" draw:start-shape="id20" draw:start-glue-point="7" svg:d="M15000 31000h6000v-3965h5003" svg:viewBox="0 0 11004 3966">
          <text:p/>
        </draw:connector>
        <draw:connector draw:style-name="gr10" draw:text-style-name="P3" xml:id="id39" draw:id="id39" draw:layer="layout" draw:line-skew="0.498cm" svg:x1="29cm" svg:y1="30cm" svg:x2="27cm" svg:y2="13.5cm" draw:start-shape="id21" draw:start-glue-point="7" draw:end-shape="id22" draw:end-glue-point="0" svg:d="M29000 30000h1000v-16500h-3000" svg:viewBox="0 0 3001 16501">
          <text:p/>
        </draw:connector>
        <draw:custom-shape draw:style-name="gr8" draw:text-style-name="P2" xml:id="id23" draw:id="id23" draw:layer="layout" svg:width="6cm" svg:height="4cm" svg:x="19cm" svg:y="32cm">
          <text:p text:style-name="P1"><text:span text:style-name="T1">Флаг </text:span></text:p>
          <text:p text:style-name="P1"><text:span text:style-name="T1">нажатия </text:span></text:p>
          <text:p text:style-name="P1"><text:span text:style-name="T1">Поднят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3" draw:layer="layout" svg:x1="23cm" svg:y1="30cm" svg:x2="22cm" svg:y2="32cm" draw:start-shape="id21" draw:start-glue-point="5" draw:end-shape="id23" draw:end-glue-point="4" svg:d="M23000 30000h-1000v2000" svg:viewBox="0 0 1001 2001">
          <text:p/>
        </draw:connector>
        <draw:custom-shape draw:style-name="gr17" draw:text-style-name="P5" xml:id="id24" draw:id="id24" draw:layer="layout" svg:width="8cm" svg:height="2cm" svg:x="11cm" svg:y="35cm">
          <text:p text:style-name="P1"><text:span text:style-name="T2">Запись адреса </text:span></text:p>
          <text:p text:style-name="P1"><text:span text:style-name="T2">кнопки в буфер отправ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6" draw:id="id26" draw:layer="layout" svg:width="8cm" svg:height="1cm" svg:x="11cm" svg:y="40cm">
          <text:p text:style-name="P1"><text:span text:style-name="T2">Задерж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xml:id="id27" draw:id="id27" draw:layer="layout" svg:width="8cm" svg:height="2cm" svg:x="11cm" svg:y="42cm">
          <text:p text:style-name="P1"><text:span text:style-name="T2">Запись времени </text:span></text:p>
          <text:p text:style-name="P1"><text:span text:style-name="T2"><text:s/></text:span><text:span text:style-name="T2">в буфер отправ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28" draw:id="id28" draw:layer="layout" svg:width="8cm" svg:height="2cm" svg:x="11cm" svg:y="45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3" draw:layer="layout" svg:x1="19cm" svg:y1="34cm" svg:x2="15cm" svg:y2="35cm" draw:start-shape="id23" draw:start-glue-point="5" draw:end-shape="id24" draw:end-glue-point="4" svg:d="M19000 34000h-4000v1000" svg:viewBox="0 0 4001 1001">
          <text:p/>
        </draw:connector>
        <draw:connector draw:style-name="gr10" draw:text-style-name="P3" draw:layer="layout" svg:x1="15cm" svg:y1="37cm" svg:x2="15cm" svg:y2="38cm" draw:start-shape="id24" draw:start-glue-point="6" draw:end-shape="id25" draw:end-glue-point="0" svg:d="M15000 37000v1000" svg:viewBox="0 0 1 1001">
          <text:p/>
        </draw:connector>
        <draw:connector draw:style-name="gr10" draw:text-style-name="P3" draw:layer="layout" svg:x1="15cm" svg:y1="41cm" svg:x2="15cm" svg:y2="42cm" draw:start-shape="id26" draw:start-glue-point="6" draw:end-shape="id27" draw:end-glue-point="4" svg:d="M15000 41000v1000" svg:viewBox="0 0 1 1001">
          <text:p/>
        </draw:connector>
        <draw:connector draw:style-name="gr10" draw:text-style-name="P3" draw:layer="layout" svg:x1="15cm" svg:y1="44cm" svg:x2="15cm" svg:y2="45cm" draw:start-shape="id27" draw:start-glue-point="6" draw:end-shape="id28" draw:end-glue-point="5" svg:d="M15000 44000v1000" svg:viewBox="0 0 1 1001">
          <text:p/>
        </draw:connector>
        <draw:custom-shape draw:style-name="gr3" draw:text-style-name="P2" xml:id="id29" draw:id="id29" draw:layer="layout" svg:width="8cm" svg:height="1cm" svg:x="25cm" svg:y="35cm">
          <text:p text:style-name="P1"><text:span text:style-name="T1">Режим приема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25" draw:id="id25" draw:layer="layout" svg:width="8cm" svg:height="1cm" svg:x="11cm" svg:y="38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3" draw:layer="layout" svg:x1="15cm" svg:y1="39cm" svg:x2="15cm" svg:y2="40cm" draw:start-shape="id25" draw:start-glue-point="2" draw:end-shape="id26" draw:end-glue-point="4" svg:d="M15000 39000v1000" svg:viewBox="0 0 1 1001">
          <text:p/>
        </draw:connector>
        <draw:connector draw:style-name="gr10" draw:text-style-name="P3" draw:layer="layout" svg:x1="25cm" svg:y1="34cm" svg:x2="29cm" svg:y2="35cm" draw:start-shape="id23" draw:start-glue-point="7" draw:end-shape="id29" draw:end-glue-point="0" svg:d="M25000 34000h4000v1000" svg:viewBox="0 0 4001 1001">
          <text:p/>
        </draw:connector>
        <draw:custom-shape draw:style-name="gr17" draw:text-style-name="P5" xml:id="id30" draw:id="id30" draw:layer="layout" svg:width="8cm" svg:height="2cm" svg:x="25cm" svg:y="37cm">
          <text:p text:style-name="P1"><text:span text:style-name="T2">Запись ответа </text:span></text:p>
          <text:p text:style-name="P1"><text:span text:style-name="T2">«кнопка не нажата»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31" draw:id="id31" draw:layer="layout" svg:width="8cm" svg:height="2cm" svg:x="25cm" svg:y="40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3" draw:layer="layout" svg:x1="29cm" svg:y1="36cm" svg:x2="29cm" svg:y2="37cm" draw:start-shape="id29" draw:start-glue-point="2" draw:end-shape="id30" draw:end-glue-point="4" svg:d="M29000 36000v1000" svg:viewBox="0 0 1 1001">
          <text:p/>
        </draw:connector>
        <draw:connector draw:style-name="gr10" draw:text-style-name="P3" draw:layer="layout" svg:x1="29cm" svg:y1="39cm" svg:x2="29cm" svg:y2="40cm" draw:start-shape="id30" draw:start-glue-point="6" draw:end-shape="id31" draw:end-glue-point="5" svg:d="M29000 39000v1000" svg:viewBox="0 0 1 1001">
          <text:p/>
        </draw:connector>
        <draw:custom-shape draw:style-name="gr15" draw:text-style-name="P5" xml:id="id32" draw:id="id32" draw:layer="layout" svg:width="8cm" svg:height="1.999cm" svg:x="18cm" svg:y="48.001cm">
          <text:p text:style-name="P1"><text:span text:style-name="T2">Обновление счетчика </text:span></text:p>
          <text:p text:style-name="P1"><text:span text:style-name="T2">времен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svg:x1="15cm" svg:y1="47cm" svg:x2="18cm" svg:y2="49.001cm" draw:start-shape="id28" draw:start-glue-point="8" draw:end-shape="id32" draw:end-glue-point="5" svg:d="M15000 47000v2001h3000" svg:viewBox="0 0 3001 2002">
          <text:p/>
        </draw:connector>
        <draw:connector draw:style-name="gr10" draw:text-style-name="P3" draw:layer="layout" svg:x1="29cm" svg:y1="42cm" svg:x2="26cm" svg:y2="49.001cm" draw:start-shape="id31" draw:start-glue-point="8" draw:end-shape="id32" draw:end-glue-point="7" svg:d="M29000 42000v7001h-3000" svg:viewBox="0 0 3001 7002">
          <text:p/>
        </draw:connector>
        <draw:custom-shape draw:style-name="gr19" draw:text-style-name="P2" xml:id="id33" draw:id="id33" draw:layer="layout" svg:width="8cm" svg:height="4cm" svg:x="18cm" svg:y="51cm">
          <text:p text:style-name="P1"><text:span text:style-name="T1">Если </text:span></text:p>
          <text:p text:style-name="P1"><text:span text:style-name="T1">Команда — управление </text:span></text:p>
          <text:p text:style-name="P1"><text:span text:style-name="T1">светодиодом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2" xml:id="id34" draw:id="id34" draw:layer="layout" svg:width="8cm" svg:height="4cm" svg:x="12cm" svg:y="55cm">
          <text:p text:style-name="P1"><text:span text:style-name="T1">Команда — </text:span></text:p>
          <text:p text:style-name="P1"><text:span text:style-name="T1">включить светодиод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2" xml:id="id37" draw:id="id37" draw:layer="layout" svg:width="8cm" svg:height="4cm" svg:x="27cm" svg:y="55cm">
          <text:p text:style-name="P1"><text:span text:style-name="T1">Если команда — </text:span></text:p>
          <text:p text:style-name="P1"><text:span text:style-name="T1">управление ШИМ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5" xml:id="id35" draw:id="id35" draw:layer="layout" svg:width="6cm" svg:height="2cm" svg:x="8cm" svg:y="59cm">
          <text:p text:style-name="P1"><text:span text:style-name="T2">Включение </text:span></text:p>
          <text:p text:style-name="P1"><text:span text:style-name="T2">светодио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xml:id="id36" draw:id="id36" draw:layer="layout" svg:width="6cm" svg:height="2cm" svg:x="18cm" svg:y="59cm">
          <text:p text:style-name="P1"><text:span text:style-name="T2">Выключение </text:span></text:p>
          <text:p text:style-name="P1"><text:span text:style-name="T2">светодио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svg:x1="22cm" svg:y1="50cm" svg:x2="22cm" svg:y2="51cm" draw:start-shape="id32" draw:start-glue-point="6" draw:end-shape="id33" draw:end-glue-point="4" svg:d="M22000 50000v1000" svg:viewBox="0 0 1 1001">
          <text:p/>
        </draw:connector>
        <draw:connector draw:style-name="gr10" draw:text-style-name="P3" draw:layer="layout" svg:x1="18cm" svg:y1="53cm" svg:x2="16cm" svg:y2="55cm" draw:start-shape="id33" draw:start-glue-point="5" draw:end-shape="id34" draw:end-glue-point="4" svg:d="M18000 53000h-2000v2000" svg:viewBox="0 0 2001 2001">
          <text:p/>
        </draw:connector>
        <draw:connector draw:style-name="gr10" draw:text-style-name="P3" draw:layer="layout" svg:x1="12cm" svg:y1="57cm" svg:x2="11cm" svg:y2="59cm" draw:start-shape="id34" draw:start-glue-point="5" draw:end-shape="id35" draw:end-glue-point="4" svg:d="M12000 57000h-1000v2000" svg:viewBox="0 0 1001 2001">
          <text:p/>
        </draw:connector>
        <draw:connector draw:style-name="gr10" draw:text-style-name="P3" draw:layer="layout" svg:x1="20cm" svg:y1="57cm" svg:x2="21cm" svg:y2="59cm" draw:start-shape="id34" draw:start-glue-point="7" draw:end-shape="id36" svg:d="M20000 57000h1000v2000" svg:viewBox="0 0 1001 2001">
          <text:p/>
        </draw:connector>
        <draw:connector draw:style-name="gr10" draw:text-style-name="P3" draw:layer="layout" svg:x1="26cm" svg:y1="53cm" svg:x2="31cm" svg:y2="55cm" draw:start-shape="id33" draw:start-glue-point="7" draw:end-shape="id37" draw:end-glue-point="4" svg:d="M26000 53000h5000v2000" svg:viewBox="0 0 5001 2001">
          <text:p/>
        </draw:connector>
        <draw:custom-shape draw:style-name="gr16" draw:text-style-name="P5" xml:id="id38" draw:id="id38" draw:layer="layout" svg:width="6cm" svg:height="2cm" svg:x="23cm" svg:y="63cm">
          <text:p text:style-name="P1"><text:span text:style-name="T2">Запись значений </text:span></text:p>
          <text:p text:style-name="P1"><text:span text:style-name="T2">ШИ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svg:x1="27cm" svg:y1="57cm" svg:x2="26cm" svg:y2="63cm" draw:start-shape="id37" draw:start-glue-point="5" draw:end-shape="id38" draw:end-glue-point="4" svg:d="M27000 57000h-1000v6000" svg:viewBox="0 0 1001 6001">
          <text:p/>
        </draw:connector>
        <draw:connector draw:style-name="gr10" draw:text-style-name="P3" xml:id="id40" draw:id="id40" draw:layer="layout" draw:line-skew="0.498cm" svg:x1="35cm" svg:y1="57cm" svg:x2="30cm" svg:y2="21.75cm" draw:start-shape="id37" draw:start-glue-point="7" draw:end-shape="id39" draw:end-glue-point="0" svg:d="M35000 57000h1000v-35250h-6000" svg:viewBox="0 0 6001 35251">
          <text:p/>
        </draw:connector>
        <draw:connector draw:style-name="gr10" draw:text-style-name="P3" draw:layer="layout" draw:line-skew="-2.786cm" svg:x1="24cm" svg:y1="60cm" svg:x2="31.069cm" svg:y2="54.037cm" draw:start-shape="id36" draw:start-glue-point="7" svg:d="M24000 60000h1000v-5963h6069" svg:viewBox="0 0 7070 5964">
          <text:p/>
        </draw:connector>
        <draw:connector draw:style-name="gr10" draw:text-style-name="P3" draw:layer="layout" draw:line-skew="0.498cm" svg:x1="11cm" svg:y1="61cm" svg:x2="24.993cm" svg:y2="60cm" draw:start-shape="id35" draw:start-glue-point="6" svg:d="M11000 61000v1000h13993v-2000" svg:viewBox="0 0 13994 2001">
          <text:p/>
        </draw:connector>
        <draw:connector draw:style-name="gr10" draw:text-style-name="P3" draw:layer="layout" draw:line-skew="0.499cm" svg:x1="29cm" svg:y1="64cm" svg:x2="36cm" svg:y2="39.375cm" draw:start-shape="id38" draw:start-glue-point="7" draw:end-shape="id40" draw:end-glue-point="0" svg:d="M29000 64000h8000v-24625h-1000" svg:viewBox="0 0 8001 24626">
          <text:p/>
        </draw:connector>
        <draw:frame draw:style-name="gr12" draw:text-style-name="P4" draw:layer="layout" svg:width="1.772cm" svg:height="0.954cm" svg:x="19.028cm" svg:y="11.846cm">
          <draw:text-box>
            <text:p>НЕТ</text:p>
          </draw:text-box>
        </draw:frame>
        <draw:frame draw:style-name="gr12" draw:text-style-name="P4" draw:layer="layout" svg:width="1.772cm" svg:height="0.954cm" svg:x="25.928cm" svg:y="17.246cm">
          <draw:text-box>
            <text:p>НЕТ</text:p>
          </draw:text-box>
        </draw:frame>
        <draw:frame draw:style-name="gr12" draw:text-style-name="P4" draw:layer="layout" svg:width="1.772cm" svg:height="0.954cm" svg:x="22.1cm" svg:y="24.8cm">
          <draw:text-box>
            <text:p>НЕТ</text:p>
          </draw:text-box>
        </draw:frame>
        <draw:frame draw:style-name="gr12" draw:text-style-name="P4" draw:layer="layout" svg:width="1.772cm" svg:height="0.954cm" svg:x="29.128cm" svg:y="30.346cm">
          <draw:text-box>
            <text:p>НЕТ</text:p>
          </draw:text-box>
        </draw:frame>
        <draw:frame draw:style-name="gr12" draw:text-style-name="P4" draw:layer="layout" svg:width="1.772cm" svg:height="0.954cm" svg:x="26.228cm" svg:y="51.846cm">
          <draw:text-box>
            <text:p>НЕТ</text:p>
          </draw:text-box>
        </draw:frame>
        <draw:frame draw:style-name="gr12" draw:text-style-name="P4" draw:layer="layout" svg:width="1.772cm" svg:height="0.954cm" svg:x="34.528cm" svg:y="57.4cm">
          <draw:text-box>
            <text:p>НЕТ</text:p>
          </draw:text-box>
        </draw:frame>
        <draw:frame draw:style-name="gr12" draw:text-style-name="P4" draw:layer="layout" svg:width="1.772cm" svg:height="0.954cm" svg:x="20.128cm" svg:y="55.8cm">
          <draw:text-box>
            <text:p>НЕТ</text:p>
          </draw:text-box>
        </draw:frame>
        <draw:frame draw:style-name="gr12" draw:text-style-name="P4" draw:layer="layout" svg:width="1.772cm" svg:height="0.954cm" svg:x="10.8cm" svg:y="11.8cm">
          <draw:text-box>
            <text:p>ДА</text:p>
          </draw:text-box>
        </draw:frame>
        <draw:frame draw:style-name="gr12" draw:text-style-name="P4" draw:layer="layout" svg:width="1.772cm" svg:height="0.954cm" svg:x="18.628cm" svg:y="15.846cm">
          <draw:text-box>
            <text:p>ДА</text:p>
          </draw:text-box>
        </draw:frame>
        <draw:frame draw:style-name="gr12" draw:text-style-name="P4" draw:layer="layout" svg:width="1.772cm" svg:height="0.954cm" svg:x="13.828cm" svg:y="24.8cm">
          <draw:text-box>
            <text:p>ДА</text:p>
          </draw:text-box>
        </draw:frame>
        <draw:frame draw:style-name="gr12" draw:text-style-name="P4" draw:layer="layout" svg:width="1.772cm" svg:height="0.954cm" svg:x="21.528cm" svg:y="28.8cm">
          <draw:text-box>
            <text:p>ДА</text:p>
          </draw:text-box>
        </draw:frame>
        <draw:frame draw:style-name="gr12" draw:text-style-name="P4" draw:layer="layout" svg:width="1.772cm" svg:height="0.954cm" svg:x="17.628cm" svg:y="32.846cm">
          <draw:text-box>
            <text:p>ДА</text:p>
          </draw:text-box>
        </draw:frame>
        <draw:frame draw:style-name="gr12" draw:text-style-name="P4" draw:layer="layout" svg:width="1.772cm" svg:height="0.954cm" svg:x="25.3cm" svg:y="32.846cm">
          <draw:text-box>
            <text:p>НЕТ</text:p>
          </draw:text-box>
        </draw:frame>
        <draw:frame draw:style-name="gr12" draw:text-style-name="P4" draw:layer="layout" svg:width="1.772cm" svg:height="0.954cm" svg:x="16.4cm" svg:y="51.7cm">
          <draw:text-box>
            <text:p>ДА</text:p>
          </draw:text-box>
        </draw:frame>
        <draw:frame draw:style-name="gr12" draw:text-style-name="P4" draw:layer="layout" svg:width="1.772cm" svg:height="0.954cm" svg:x="10.628cm" svg:y="55.646cm">
          <draw:text-box>
            <text:p>ДА</text:p>
          </draw:text-box>
        </draw:frame>
        <draw:frame draw:style-name="gr12" draw:text-style-name="P4" draw:layer="layout" svg:width="1.772cm" svg:height="0.954cm" svg:x="25.528cm" svg:y="55.746cm">
          <draw:text-box>
            <text:p>Д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5T15:36:59.140000000</meta:creation-date>
    <dc:date>2022-02-21T13:34:10.969000000</dc:date>
    <meta:editing-duration>PT1H21M48S</meta:editing-duration>
    <meta:editing-cycles>17</meta:editing-cycles>
    <meta:generator>LibreOffice/5.4.1.2$Windows_X86_64 LibreOffice_project/ea7cb86e6eeb2bf3a5af73a8f7777ac570321527</meta:generator>
    <meta:document-statistic meta:object-count="98"/>
  </office:meta>
</office:document-meta>
</file>